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20581A28E2AF51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dcb0a"/>
    </style:style>
    <style:style style:name="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P9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P10" style:family="paragraph" style:parent-style-name="Frame_20_contents">
      <style:text-properties style:font-name="Calibri1" fo:font-size="8pt" officeooo:rsid="001aebe4" officeooo:paragraph-rsid="001aebe4" style:font-size-asian="8pt" style:font-size-complex="8pt"/>
    </style:style>
    <style:style style:name="P11" style:family="paragraph" style:parent-style-name="Frame_20_contents">
      <style:text-properties style:font-name="Calibri1" fo:font-size="8pt" officeooo:rsid="001ccded" officeooo:paragraph-rsid="001ccded" style:font-size-asian="8pt" style:font-size-complex="8pt"/>
    </style:style>
    <style:style style:name="P12" style:family="paragraph" style:parent-style-name="Frame_20_contents">
      <style:text-properties style:font-name="Calibri1" fo:font-size="8pt" officeooo:rsid="001ccded" officeooo:paragraph-rsid="0029e6df" style:font-size-asian="8pt" style:font-size-complex="8pt"/>
    </style:style>
    <style:style style:name="P13" style:family="paragraph" style:parent-style-name="Frame_20_contents">
      <style:text-properties style:font-name="Calibri1" fo:font-size="8pt" officeooo:rsid="0029e6df" officeooo:paragraph-rsid="0029e6df" style:font-size-asian="8pt" style:font-size-complex="8pt"/>
    </style:style>
    <style:style style:name="P14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29e6df" officeooo:paragraph-rsid="0029e6df" style:font-size-asian="8pt" style:font-weight-asian="bold" style:font-size-complex="8pt" style:font-weight-complex="bold"/>
    </style:style>
    <style:style style:name="P15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ccded" officeooo:paragraph-rsid="001ccded" style:font-size-asian="8pt" style:font-weight-asian="bold" style:font-size-complex="8pt" style:font-weight-complex="bold"/>
    </style:style>
    <style:style style:name="P16" style:family="paragraph" style:parent-style-name="Frame_20_contents">
      <style:text-properties style:font-name="Calibri1" fo:font-size="8pt" style:text-underline-style="solid" style:text-underline-width="auto" style:text-underline-color="font-color" fo:font-weight="bold" officeooo:rsid="001aebe4" officeooo:paragraph-rsid="001aebe4" style:font-size-asian="8pt" style:font-weight-asian="bold" style:font-size-complex="8pt" style:font-weight-complex="bold"/>
    </style:style>
    <style:style style:name="P17" style:family="paragraph" style:parent-style-name="Frame_20_contents">
      <style:text-properties style:font-name="Calibri1" fo:font-size="8pt" style:text-underline-style="none" officeooo:rsid="001ccded" officeooo:paragraph-rsid="001ccded" style:font-size-asian="8pt" style:font-size-complex="8pt"/>
    </style:style>
    <style:style style:name="P18" style:family="paragraph" style:parent-style-name="Frame_20_contents">
      <style:text-properties style:font-name="Calibri1" fo:font-size="8pt" style:text-underline-style="none" officeooo:rsid="0029e6df" officeooo:paragraph-rsid="0029e6df" style:font-size-asian="8pt" style:font-size-complex="8pt"/>
    </style:style>
    <style:style style:name="P19" style:family="paragraph" style:parent-style-name="Frame_20_contents">
      <style:text-properties style:font-name="Calibri1" fo:font-size="8pt" style:text-underline-style="none" fo:font-weight="bold" officeooo:rsid="0029e6df" officeooo:paragraph-rsid="0029e6df" style:font-size-asian="8pt" style:font-weight-asian="bold" style:font-size-complex="8pt" style:font-weight-complex="bold"/>
    </style:style>
    <style:style style:name="P20" style:family="paragraph" style:parent-style-name="Frame_20_contents">
      <style:text-properties style:font-name="Gentium Book Basic1" fo:font-size="12pt" officeooo:rsid="001ce4e0" officeooo:paragraph-rsid="001ce4e0" fo:background-color="#00a6a8" style:font-size-asian="12pt" style:font-size-complex="12pt"/>
    </style:style>
    <style:style style:name="P21" style:family="paragraph" style:parent-style-name="Frame_20_contents">
      <style:text-properties officeooo:rsid="00218795" officeooo:paragraph-rsid="00218795"/>
    </style:style>
    <style:style style:name="P22" style:family="paragraph" style:parent-style-name="Frame_20_contents">
      <style:text-properties officeooo:rsid="00218795" officeooo:paragraph-rsid="002780b2"/>
    </style:style>
    <style:style style:name="P23" style:family="paragraph" style:parent-style-name="Frame_20_contents">
      <style:text-properties officeooo:rsid="00218795" officeooo:paragraph-rsid="0027eed9"/>
    </style:style>
    <style:style style:name="P24" style:family="paragraph" style:parent-style-name="Frame_20_contents">
      <style:text-properties officeooo:rsid="00218795" officeooo:paragraph-rsid="0029ecfd"/>
    </style:style>
    <style:style style:name="P25" style:family="paragraph" style:parent-style-name="Frame_20_contents">
      <style:text-properties officeooo:rsid="002780b2" officeooo:paragraph-rsid="002780b2"/>
    </style:style>
    <style:style style:name="P26" style:family="paragraph" style:parent-style-name="Frame_20_contents">
      <style:text-properties officeooo:rsid="002780b2" officeooo:paragraph-rsid="00218795"/>
    </style:style>
    <style:style style:name="P27" style:family="paragraph" style:parent-style-name="Frame_20_contents">
      <style:text-properties officeooo:rsid="002780b2" officeooo:paragraph-rsid="0027901a"/>
    </style:style>
    <style:style style:name="P28" style:family="paragraph" style:parent-style-name="Frame_20_contents">
      <style:text-properties officeooo:rsid="00305cdb" officeooo:paragraph-rsid="00305cdb"/>
    </style:style>
    <style:style style:name="P29" style:family="paragraph" style:parent-style-name="Frame_20_contents">
      <style:text-properties officeooo:rsid="00305cdb" officeooo:paragraph-rsid="0033b3d4"/>
    </style:style>
    <style:style style:name="P30" style:family="paragraph" style:parent-style-name="Frame_20_contents">
      <style:text-properties officeooo:rsid="00313986" officeooo:paragraph-rsid="00313986"/>
    </style:style>
    <style:style style:name="P31" style:family="paragraph" style:parent-style-name="Frame_20_contents">
      <style:text-properties officeooo:rsid="00313986" officeooo:paragraph-rsid="0032b28a"/>
    </style:style>
    <style:style style:name="P32" style:family="paragraph" style:parent-style-name="Frame_20_contents">
      <style:text-properties style:text-underline-style="solid" style:text-underline-width="auto" style:text-underline-color="font-color" fo:font-weight="bold" officeooo:rsid="00313986" officeooo:paragraph-rsid="00313986" style:font-weight-asian="bold" style:font-weight-complex="bold"/>
    </style:style>
    <style:style style:name="P33" style:family="paragraph" style:parent-style-name="Frame_20_contents">
      <style:text-properties style:text-underline-style="solid" style:text-underline-width="auto" style:text-underline-color="font-color" fo:font-weight="bold" officeooo:rsid="00324de0" officeooo:paragraph-rsid="00324de0" style:font-weight-asian="bold" style:font-weight-complex="bold"/>
    </style:style>
    <style:style style:name="P34" style:family="paragraph" style:parent-style-name="Frame_20_contents">
      <style:text-properties style:text-underline-style="solid" style:text-underline-width="auto" style:text-underline-color="font-color" fo:font-weight="bold" officeooo:rsid="0032b28a" officeooo:paragraph-rsid="0032b28a" style:font-weight-asian="bold" style:font-weight-complex="bold"/>
    </style:style>
    <style:style style:name="P35" style:family="paragraph" style:parent-style-name="Frame_20_contents">
      <style:text-properties fo:font-style="italic" officeooo:rsid="00313986" officeooo:paragraph-rsid="00313986" style:font-style-asian="italic" style:font-style-complex="italic"/>
    </style:style>
    <style:style style:name="P36" style:family="paragraph" style:parent-style-name="Frame_20_contents">
      <style:text-properties fo:font-style="italic" officeooo:rsid="00324de0" officeooo:paragraph-rsid="00324de0" style:font-style-asian="italic" style:font-style-complex="italic"/>
    </style:style>
    <style:style style:name="P37" style:family="paragraph" style:parent-style-name="Frame_20_contents">
      <style:text-properties fo:font-style="italic" officeooo:rsid="0032b28a" officeooo:paragraph-rsid="0032b28a" style:font-style-asian="italic" style:font-style-complex="italic"/>
    </style:style>
    <style:style style:name="P38" style:family="paragraph" style:parent-style-name="Frame_20_contents">
      <style:text-properties fo:font-style="italic" style:text-underline-style="none" fo:font-weight="normal" officeooo:rsid="0032b28a" officeooo:paragraph-rsid="0032b28a" style:font-style-asian="italic" style:font-weight-asian="normal" style:font-style-complex="italic" style:font-weight-complex="normal"/>
    </style:style>
    <style:style style:name="P39" style:family="paragraph" style:parent-style-name="Frame_20_contents">
      <style:text-properties officeooo:rsid="00324de0" officeooo:paragraph-rsid="00324de0"/>
    </style:style>
    <style:style style:name="P40" style:family="paragraph" style:parent-style-name="Frame_20_contents">
      <style:text-properties officeooo:rsid="0032b28a" officeooo:paragraph-rsid="0032b28a"/>
    </style:style>
    <style:style style:name="P41" style:family="paragraph" style:parent-style-name="Frame_20_contents">
      <style:text-properties style:text-underline-style="none" fo:font-weight="normal" officeooo:rsid="00313986" officeooo:paragraph-rsid="00313986" style:font-weight-asian="normal" style:font-weight-complex="normal"/>
    </style:style>
    <style:style style:name="P42" style:family="paragraph" style:parent-style-name="Frame_20_contents">
      <style:text-properties style:text-underline-style="none" fo:font-weight="normal" officeooo:rsid="0032b28a" officeooo:paragraph-rsid="0032b28a" style:font-weight-asian="normal" style:font-weight-complex="normal"/>
    </style:style>
    <style:style style:name="P43" style:family="paragraph" style:parent-style-name="Frame_20_contents">
      <style:text-properties officeooo:rsid="0033b3d4" officeooo:paragraph-rsid="0033b3d4"/>
    </style:style>
    <style:style style:name="P44" style:family="paragraph" style:parent-style-name="Frame_20_contents">
      <style:text-properties officeooo:rsid="00390be3" officeooo:paragraph-rsid="00390be3"/>
    </style:style>
    <style:style style:name="P45" style:family="paragraph" style:parent-style-name="Frame_20_contents">
      <style:text-properties officeooo:rsid="00392d42" officeooo:paragraph-rsid="00392d42"/>
    </style:style>
    <style:style style:name="P46" style:family="paragraph" style:parent-style-name="Frame_20_contents">
      <style:text-properties officeooo:rsid="00392d42" officeooo:paragraph-rsid="0040ae5d"/>
    </style:style>
    <style:style style:name="P47" style:family="paragraph" style:parent-style-name="Frame_20_contents">
      <style:text-properties officeooo:rsid="003d803d" officeooo:paragraph-rsid="003d803d"/>
    </style:style>
    <style:style style:name="P48" style:family="paragraph" style:parent-style-name="Frame_20_contents">
      <style:text-properties officeooo:rsid="0040ae5d" officeooo:paragraph-rsid="0040ae5d"/>
    </style:style>
    <style:style style:name="P49" style:family="paragraph" style:parent-style-name="Text_20_body">
      <style:paragraph-properties fo:text-align="start" style:justify-single-word="false"/>
      <style:text-properties officeooo:rsid="000dcb0a"/>
    </style:style>
    <style:style style:name="P50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51" style:family="paragraph" style:parent-style-name="Standard">
      <style:text-properties officeooo:rsid="002cf6b5" officeooo:paragraph-rsid="002cf6b5"/>
    </style:style>
    <style:style style:name="P52" style:family="paragraph" style:parent-style-name="Frame_20_contents" style:list-style-name="L1">
      <style:text-properties officeooo:rsid="002780b2" officeooo:paragraph-rsid="0027eed9"/>
    </style:style>
    <style:style style:name="P53" style:family="paragraph" style:parent-style-name="Frame_20_contents" style:list-style-name="L1">
      <style:text-properties officeooo:rsid="002780b2" officeooo:paragraph-rsid="002780b2"/>
    </style:style>
    <style:style style:name="P54" style:family="paragraph" style:parent-style-name="Frame_20_contents" style:list-style-name="L1">
      <style:text-properties officeooo:rsid="0027eed9" officeooo:paragraph-rsid="0027eed9"/>
    </style:style>
    <style:style style:name="P55" style:family="paragraph" style:parent-style-name="Frame_20_contents" style:list-style-name="L1">
      <style:text-properties officeooo:rsid="0027901a" officeooo:paragraph-rsid="0027eed9"/>
    </style:style>
    <style:style style:name="P56" style:family="paragraph" style:parent-style-name="Frame_20_contents" style:list-style-name="L1">
      <style:text-properties officeooo:rsid="0027901a" officeooo:paragraph-rsid="0029e6df"/>
    </style:style>
    <style:style style:name="P57" style:family="paragraph" style:parent-style-name="Frame_20_contents" style:list-style-name="L1">
      <style:text-properties officeooo:rsid="0029e6df" officeooo:paragraph-rsid="0029e6df"/>
    </style:style>
    <style:style style:name="P58" style:family="paragraph" style:parent-style-name="Frame_20_contents" style:list-style-name="L1">
      <style:text-properties officeooo:rsid="0029e6df" officeooo:paragraph-rsid="002c4c35"/>
    </style:style>
    <style:style style:name="P59" style:family="paragraph" style:parent-style-name="Frame_20_contents" style:list-style-name="L1">
      <style:text-properties officeooo:rsid="0029ecfd" officeooo:paragraph-rsid="0029ecfd"/>
    </style:style>
    <style:style style:name="P60" style:family="paragraph" style:parent-style-name="Frame_20_contents" style:list-style-name="L1">
      <style:text-properties officeooo:rsid="00218795" officeooo:paragraph-rsid="002780b2"/>
    </style:style>
    <style:style style:name="P61" style:family="paragraph" style:parent-style-name="Heading_20_1">
      <style:text-properties fo:color="#3f8000" style:font-name="AR JULIAN"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color="#ffffff" fo:background-color="#3fbe7e" loext:char-shading-value="0"/>
    </style:style>
    <style:style style:name="T3" style:family="text">
      <style:text-properties fo:background-color="#3fbe7e" loext:char-shading-value="0"/>
    </style:style>
    <style:style style:name="T4" style:family="text">
      <style:text-properties officeooo:rsid="0027eed9"/>
    </style:style>
    <style:style style:name="T5" style:family="text">
      <style:text-properties officeooo:rsid="002cf6b5"/>
    </style:style>
    <style:style style:name="T6" style:family="text">
      <style:text-properties officeooo:rsid="0032b28a"/>
    </style:style>
    <style:style style:name="T7" style:family="text">
      <style:text-properties officeooo:rsid="0033b3d4"/>
    </style:style>
    <style:style style:name="T8" style:family="text">
      <style:text-properties officeooo:rsid="0036188a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draw:fill="none" draw:fill-color="#00ffff" draw:opacity="100%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52*" fo:start-indent="0in" fo:end-indent="0in"/>
        </style:columns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88*" fo:start-indent="0in" fo:end-indent="0in"/>
        </style:columns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627*" fo:start-indent="0in" fo:end-indent="0in"/>
          <style:column style:rel-width="3274*" fo:start-indent="0in" fo:end-indent="0in"/>
        </style:columns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584*" fo:start-indent="0in" fo:end-indent="0in"/>
          <style:column style:rel-width="3161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section title - experience" text:anchor-type="page" text:anchor-page-number="1" svg:x="0.8098in" svg:y="5.3in" svg:width="3.3201in" draw:z-index="2">
        <draw:text-box fo:min-height="0.1902in">
          <text:p text:style-name="P50"><text:span text:style-name="T3"><text:s/></text:span><text:span text:style-name="T10"><text:s/></text:span>E<text:span text:style-name="T5">xperience</text:span> <text:s text:c="75"/></text:p>
        </draw:text-box>
      </draw:frame>
      <draw:frame draw:style-name="fr4" draw:name="section - education" text:anchor-type="page" text:anchor-page-number="1" svg:x="0.8098in" svg:y="2.2701in" svg:width="3.2555in" draw:z-index="3">
        <draw:text-box fo:min-height="2.8272in">
          <text:p text:style-name="P10">Sep 2015 – current</text:p>
          <text:p text:style-name="P10"/>
          <text:p text:style-name="P10"/>
          <text:p text:style-name="P10"/>
          <text:p text:style-name="P10"/>
          <text:p text:style-name="P10"/>
          <text:p text:style-name="P12">2016 - current</text:p>
          <text:p text:style-name="P10"/>
          <text:p text:style-name="P10"/>
          <text:p text:style-name="P11">2016 - current</text:p>
          <text:p text:style-name="P10"/>
          <text:p text:style-name="P10"/>
          <text:p text:style-name="P13">2015</text:p>
          <text:p text:style-name="P10"/>
          <text:p text:style-name="P10"/>
          <text:p text:style-name="P13">2015</text:p>
          <text:p text:style-name="P10"/>
          <text:p text:style-name="P10"/>
          <text:p text:style-name="P10"/>
          <text:p text:style-name="P10"/>
          <text:p text:style-name="P16">Coursera Academy</text:p>
          <text:p text:style-name="P10">Full Stack Web Development</text:p>
          <text:p text:style-name="P10">Java Programming and Software Engineering Fundamentals.</text:p>
          <text:p text:style-name="P11">Object Oriented Java Programming</text:p>
          <text:p text:style-name="P10"/>
          <text:p text:style-name="P15">EdX</text:p>
          <text:p text:style-name="P17">Computer Science</text:p>
          <text:p text:style-name="P17"/>
          <text:p text:style-name="P15">Free Code Camp</text:p>
          <text:p text:style-name="P17">Studying Web Design</text:p>
          <text:p text:style-name="P17"/>
          <text:p text:style-name="P19">CodeAcademy.com</text:p>
          <text:p text:style-name="P18">Web Design</text:p>
          <text:p text:style-name="P18"/>
          <text:p text:style-name="P14">W3 Schools.com</text:p>
          <text:p text:style-name="P18">Web Design</text:p>
        </draw:text-box>
      </draw:frame>
      <draw:frame draw:style-name="fr5" draw:name="section title - skills" text:anchor-type="page" text:anchor-page-number="1" svg:x="4.2516in" svg:y="1.9646in" svg:width="3.3228in" draw:z-index="4">
        <draw:text-box fo:min-height="0.1917in">
          <text:p text:style-name="P20"><text:span text:style-name="T2"><text:s/></text:span><text:span text:style-name="T1"><text:s/>Skills</text:span> <text:s text:c="77"/></text:p>
        </draw:text-box>
      </draw:frame>
      <draw:frame draw:style-name="fr6" draw:name="section - skills" text:anchor-type="page" text:anchor-page-number="1" svg:x="4.2402in" svg:y="2.2701in" svg:width="3.2764in" draw:z-index="5">
        <draw:text-box fo:min-height="2.8437in">
          <text:p text:style-name="P25">Languages/<text:span text:style-name="T4">Code</text:span>:</text:p>
          <text:p text:style-name="P21"/>
          <text:p text:style-name="P21"/>
          <text:p text:style-name="P21"/>
          <text:p text:style-name="P21"/>
          <text:p text:style-name="P27"/>
          <text:p text:style-name="P21"/>
          <text:p text:style-name="P25"/>
          <text:p text:style-name="P22"/>
          <text:p text:style-name="P21"/>
          <text:p text:style-name="P21"/>
          <text:p text:style-name="P24">Software Knowledge:</text:p>
          <text:p text:style-name="P23"/>
          <text:p text:style-name="P25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6"/>
          <text:list xml:id="list454905081" text:style-name="L1">
            <text:list-item>
              <text:p text:style-name="P52">HTML<text:span text:style-name="T4">5</text:span></text:p>
            </text:list-item>
            <text:list-item>
              <text:p text:style-name="P52">CSS<text:span text:style-name="T4">3</text:span></text:p>
            </text:list-item>
            <text:list-item>
              <text:p text:style-name="P53">JavaScript</text:p>
            </text:list-item>
            <text:list-item>
              <text:p text:style-name="P53">J<text:span text:style-name="T4">Query</text:span> </text:p>
            </text:list-item>
            <text:list-item>
              <text:p text:style-name="P52">Java</text:p>
            </text:list-item>
            <text:list-item>
              <text:p text:style-name="P54">C++</text:p>
            </text:list-item>
            <text:list-item>
              <text:p text:style-name="P55">Bootstrap</text:p>
            </text:list-item>
            <text:list-item>
              <text:p text:style-name="P55">Angular JS</text:p>
            </text:list-item>
            <text:list-item>
              <text:p text:style-name="P57">SQL</text:p>
            </text:list-item>
            <text:list-item>
              <text:p text:style-name="P59">Node.js</text:p>
              <text:p text:style-name="P56"/>
            </text:list-item>
            <text:list-item>
              <text:p text:style-name="P54">Github</text:p>
            </text:list-item>
            <text:list-item>
              <text:p text:style-name="P59">Bower</text:p>
            </text:list-item>
            <text:list-item>
              <text:p text:style-name="P58">Grunt</text:p>
            </text:list-item>
            <text:list-item>
              <text:p text:style-name="P58">Gulp</text:p>
            </text:list-item>
            <text:list-item>
              <text:p text:style-name="P57">Yeoman</text:p>
            </text:list-item>
            <text:list-item>
              <text:p text:style-name="P60">MS Office/LibreOffice</text:p>
            </text:list-item>
            <text:list-item>
              <text:p text:style-name="P60">Photoshop/Gimp</text:p>
            </text:list-item>
            <text:list-item>
              <text:p text:style-name="P53">Camtasia</text:p>
            </text:list-item>
          </text:list>
          <text:p text:style-name="P25"/>
        </draw:text-box>
      </draw:frame>
      <draw:frame draw:style-name="fr3" draw:name="section title -" text:anchor-type="page" text:anchor-page-number="1" svg:x="0.8146in" svg:y="8.2043in" svg:width="6.7154in" draw:z-index="6">
        <draw:text-box fo:min-height="0.1929in">
          <text:p text:style-name="P50"><text:span text:style-name="T3"><text:s/></text:span><text:s/><text:span text:style-name="T8">Examples</text:span> <text:s text:c="137"/></text:p>
        </draw:text-box>
      </draw:frame>
      <draw:frame draw:style-name="fr3" draw:name="section title - education" text:anchor-type="page" text:anchor-page-number="1" svg:x="0.7854in" svg:y="1.9646in" svg:width="3.3228in" draw:z-index="7">
        <draw:text-box fo:min-height="0.1929in">
          <text:p text:style-name="P50"><text:span text:style-name="T3"><text:s/></text:span><text:span text:style-name="T10"><text:s/></text:span>Education <text:s text:c="75"/></text:p>
        </draw:text-box>
      </draw:frame>
      <draw:frame draw:style-name="fr3" draw:name="Frame3" text:anchor-type="page" text:anchor-page-number="1" svg:x="4.2374in" svg:y="5.3in" svg:width="3.3201in" draw:z-index="10">
        <draw:text-box fo:min-height="0.1902in">
          <text:p text:style-name="P50"><text:span text:style-name="T3"><text:s/></text:span><text:span text:style-name="T10"><text:s/></text:span>E<text:span text:style-name="T5">xperience</text:span> <text:s text:c="75"/></text:p>
        </draw:text-box>
      </draw:frame>
      <text:p text:style-name="P51"><draw:frame draw:style-name="fr7" draw:name="Frame1" text:anchor-type="paragraph" svg:x="0.0299in" svg:y="3.6902in" svg:width="3.2575in" draw:z-index="8"><draw:text-box fo:min-height="2.2217in"><text:p text:style-name="P43">2015 - Present</text:p><text:p text:style-name="P28"/><text:p text:style-name="P28"/><text:p text:style-name="P28"/><text:p text:style-name="P28"/><text:p text:style-name="P29">1994 <text:span text:style-name="T7">- 2015</text:span></text:p><text:p text:style-name="P28"/><text:p text:style-name="P28"/><text:p text:style-name="P28"/><text:p text:style-name="P28"/><text:p text:style-name="P43">1992 - 1994</text:p><text:p text:style-name="P28"/><text:p text:style-name="P28"/><text:p text:style-name="P28"/><text:p text:style-name="P28"/><text:p text:style-name="P28"/><text:p text:style-name="P28"/><text:p text:style-name="P34">Virtual Student</text:p><text:p text:style-name="P38">Code designer</text:p><text:p text:style-name="P42">Learning to code from the many sources on the internet.</text:p><text:p text:style-name="P41"/><text:p text:style-name="P32">WestSide Plumbing, Inc.</text:p><text:p text:style-name="P35">Owner/Operator/<text:span text:style-name="T7">Plumber</text:span></text:p><text:p text:style-name="P30">Fulfilled plumbing contracts.</text:p><text:p text:style-name="P30">Ran day to day business operations.</text:p><text:p text:style-name="P30"/><text:p text:style-name="P33">Ultimate Plumbing</text:p><text:p text:style-name="P36">Plumber/Troubleshooter</text:p><text:p text:style-name="P39">Performed service plumbing <text:span text:style-name="T6">and new construction. <text:s/>Was troubleshooter for any problems they couldn’t figure out.</text:span></text:p><text:p text:style-name="P39"/></draw:text-box></draw:frame><draw:frame draw:style-name="fr8" draw:name="Frame2" text:anchor-type="paragraph" svg:x="0.061in" svg:y="6.55in" svg:width="6.6717in" draw:z-index="9"><draw:text-box fo:min-height="1.372in"><text:p text:style-name="P45"><text:a xlink:type="simple" xlink:href="https://cullian.github.io/" text:style-name="Internet_20_link" text:visited-style-name="Visited_20_Internet_20_Link">My Portfolio</text:a></text:p><text:p text:style-name="P48"><text:a xlink:type="simple" xlink:href="https://cullian.github.io/" text:style-name="Internet_20_link" text:visited-style-name="Visited_20_Internet_20_Link">https://cullian.github.io/</text:a></text:p><text:p text:style-name="P48"/><text:p text:style-name="P44"><text:a xlink:type="simple" xlink:href="https://github.com/cullian" text:style-name="Internet_20_link" text:visited-style-name="Visited_20_Internet_20_Link">Github</text:a></text:p><text:p text:style-name="P48"><text:a xlink:type="simple" xlink:href="https://github.com/cullian" text:style-name="Internet_20_link" text:visited-style-name="Visited_20_Internet_20_Link">https://github.com/cullian</text:a></text:p><text:p text:style-name="P48"/><text:p text:style-name="P45"><text:a xlink:type="simple" xlink:href="https://codepen.io/cullian/" text:style-name="Internet_20_link" text:visited-style-name="Visited_20_Internet_20_Link">CodePen</text:a></text:p><text:p text:style-name="P48"><text:a xlink:type="simple" xlink:href="https://codepen.io/cullian/" text:style-name="Internet_20_link" text:visited-style-name="Visited_20_Internet_20_Link">https://codepen.io/cullian/</text:a></text:p><text:p text:style-name="P46"/><text:p text:style-name="P45"/><text:p text:style-name="P47">My personal portfolio with projects I have created.</text:p><text:p text:style-name="P47"/><text:p text:style-name="P47"/><text:p text:style-name="P47">My Github repository with the code for my projects and many exercises from school.</text:p><text:p text:style-name="P47"/><text:p text:style-name="P47"/><text:p text:style-name="P47">More examples of my coding skills</text:p></draw:text-box></draw:frame><draw:frame draw:style-name="fr7" draw:name="Frame4" text:anchor-type="paragraph" svg:x="3.4571in" svg:y="3.6945in" svg:width="3.2575in" draw:z-index="11"><draw:text-box fo:min-height="2.2764in"><text:p text:style-name="P43">1986 - 1992</text:p><text:p text:style-name="P28"/><text:p text:style-name="P28"/><text:p text:style-name="P28"/><text:p text:style-name="P28"/><text:p text:style-name="P28"/><text:p text:style-name="P28"/><text:p text:style-name="P29">1984 - 1986</text:p><text:p text:style-name="P28"/><text:p text:style-name="P28"/><text:p text:style-name="P28"/><text:p text:style-name="P28"/><text:p text:style-name="P28"/><text:p text:style-name="P28"/><text:p text:style-name="P28"/><text:p text:style-name="P28"/><text:p text:style-name="P34">True Blue Plumbing</text:p><text:p text:style-name="P37">Plumber</text:p><text:p text:style-name="P40">Worked on new construction and remodels. <text:s/>Commercial and residential. <text:s/>Drew up sizing diagrams and plumbing layouts. <text:s/>Made sure everything was installed according to code.</text:p><text:p text:style-name="P31"/><text:p text:style-name="P32">Network Research Corporation</text:p><text:p text:style-name="P35">Distribution Manager</text:p><text:p text:style-name="P30">Shipped networking software.</text:p><text:p text:style-name="P30">Wrote C code to generate serial numbers for our networking softwar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 JULIAN" svg:font-family="'AR JULIAN'" style:font-pitch="variable"/>
    <style:font-face style:name="Gentium Book Basic1" svg:font-family="'Gentium Book Basic'" style:font-pitch="variable"/>
    <style:font-face style:name="Gentium Book Basic" svg:font-family="'Gentium Book Basic'" style:font-adornments="Regular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tone" xlink:href="Pictures/100000000000005E0000005EE20581A28E2AF510.png" xlink:type="simple" xlink:show="embed" xlink:actuate="onLoad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Gentium Book Basic" fo:font-family="'Gentium Book Basic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" fo:font-family="Calibri" style:font-style-name="Regular" style:font-family-generic="swiss" style:font-pitch="variable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  <style:text-properties officeooo:rsid="000dcb0a"/>
    </style:style>
    <style:style style:name="MP2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ec2d6" officeooo:paragraph-rsid="000ec2d6" style:font-size-asian="10.5pt" style:font-size-complex="10.5pt"/>
    </style:style>
    <style:style style:name="MP3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ec2d6" style:font-size-asian="10.5pt" style:font-size-complex="10.5pt"/>
    </style:style>
    <style:style style:name="MP4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9336d" officeooo:paragraph-rsid="0019336d" style:font-size-asian="10.5pt" style:font-size-complex="10.5pt"/>
    </style:style>
    <style:style style:name="MP5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89b2" officeooo:paragraph-rsid="001889b2" style:font-size-asian="10.5pt" style:font-size-complex="10.5pt"/>
    </style:style>
    <style:style style:name="MP6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0dcb0a" style:font-size-asian="10.5pt" style:font-size-complex="10.5pt"/>
    </style:style>
    <style:style style:name="MP7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0dcb0a" officeooo:paragraph-rsid="00187dbc" style:font-size-asian="10.5pt" style:font-size-complex="10.5pt"/>
    </style:style>
    <style:style style:name="MP8" style:family="paragraph" style:parent-style-name="Frame_20_contents">
      <style:paragraph-properties fo:text-align="start" style:justify-single-word="false"/>
      <style:text-properties fo:color="#111111" style:font-name="Gentium Book Basic1" fo:font-size="10.5pt" officeooo:rsid="00187dbc" officeooo:paragraph-rsid="00187dbc" style:font-size-asian="10.5pt" style:font-size-complex="10.5pt"/>
    </style:style>
    <style:style style:name="MP9" style:family="paragraph" style:parent-style-name="Heading_20_1">
      <style:text-properties fo:color="#3f8000" style:font-name="AR JULIAN" fo:font-size="28pt" style:font-size-asian="28pt" style:font-size-complex="28pt"/>
    </style:style>
    <style:style style:name="MP10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MP11" style:family="paragraph" style:parent-style-name="Text_20_body">
      <style:paragraph-properties fo:text-align="start" style:justify-single-word="false"/>
      <style:text-properties officeooo:rsid="000dcb0a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ffffff" draw:fill-gradient-name="Subtle_20_Tango_20_Green" draw:gradient-step-count="0" draw:fill-image-name="Stone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fff00" draw:fill-gradient-name="Tango_20_Green" draw:gradient-step-count="0" draw:opacity="100%" draw:opacity-name="Transparency_20_1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ontact info" text:anchor-type="paragraph" svg:x="4.2134in" svg:y="0.0654in" svg:width="2.7118in" draw:z-index="0"><draw:text-box fo:min-height="0.9654in"><text:p text:style-name="MP2">Contact:</text:p><text:p text:style-name="MP3"/><text:p text:style-name="MP4">Phone:</text:p><text:p text:style-name="MP5">Email:</text:p><text:p text:style-name="MP5">Website:</text:p><text:p text:style-name="MP6">41727 Oak Barrel Court.</text:p><text:p text:style-name="MP6">Palmdale, CA 93551</text:p><text:p text:style-name="MP6">818-231-9787</text:p><text:p text:style-name="MP7"><text:a xlink:type="simple" xlink:href="mailto:cullian@msn.com?subject=Employment" text:style-name="Internet_20_link" text:visited-style-name="Visited_20_Internet_20_Link">cullian@msn.com</text:a></text:p><text:p text:style-name="MP8">https://cullian.github.io/</text:p></draw:text-box></draw:frame><draw:frame draw:style-name="Mfr2" draw:name="Title" text:anchor-type="paragraph" svg:x="-0.0063in" svg:y="-0.1689in" svg:width="4.2201in" draw:z-index="1"><draw:text-box fo:min-height="1.1528in"><text:h text:style-name="MP9" text:outline-level="1">William Cullian</text:h><text:p text:style-name="MP10">Software Developer</text:p></draw:text-box></draw:frame></text:p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0:09:07.437000000</meta:creation-date>
    <dc:date>2017-04-27T08:26:49.767000000</dc:date>
    <meta:editing-duration>P1DT43M24S</meta:editing-duration>
    <meta:editing-cycles>28</meta:editing-cycles>
    <meta:generator>LibreOffice/5.3.1.2$Windows_X86_64 LibreOffice_project/e80a0e0fd1875e1696614d24c32df0f95f03deb2</meta:generator>
    <meta:print-date>2017-04-17T00:52:37.989000000</meta:print-date>
    <meta:document-statistic meta:table-count="0" meta:image-count="0" meta:object-count="0" meta:page-count="1" meta:paragraph-count="85" meta:word-count="250" meta:character-count="2130" meta:non-whitespace-character-count="1523"/>
  </office:meta>
</office:document-meta>
</file>